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table:number-columns-spanned="4" table:number-rows-spanned="1">
            <text:p>Resultados Con Calculo Secuencial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table:formula="oooc:=AVERAGE([.C3:.E3])" office:value-type="float" office:value="135.333333333333">
            <text:p>135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135">
            <text:p>1135</text:p>
          </table:table-cell>
          <table:table-cell office:value-type="float" office:value="1136">
            <text:p>1136</text:p>
          </table:table-cell>
          <table:table-cell office:value-type="float" office:value="1140">
            <text:p>1140</text:p>
          </table:table-cell>
          <table:table-cell table:formula="oooc:=AVERAGE([.C4:.E4])" office:value-type="float" office:value="1137">
            <text:p>1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1474">
            <text:p>11474</text:p>
          </table:table-cell>
          <table:table-cell office:value-type="float" office:value="11500">
            <text:p>11500</text:p>
          </table:table-cell>
          <table:table-cell office:value-type="float" office:value="11474">
            <text:p>11474</text:p>
          </table:table-cell>
          <table:table-cell table:formula="oooc:=AVERAGE([.C5:.E5])" office:value-type="float" office:value="11482.6666666667">
            <text:p>11482,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110184">
            <text:p>110184</text:p>
          </table:table-cell>
          <table:table-cell office:value-type="float" office:value="110080">
            <text:p>110080</text:p>
          </table:table-cell>
          <table:table-cell office:value-type="float" office:value="110114">
            <text:p>110114</text:p>
          </table:table-cell>
          <table:table-cell table:formula="oooc:=AVERAGE([.C6:.E6])" office:value-type="float" office:value="110126">
            <text:p>11012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>
            <draw:frame table:end-cell-address="Hoja1.F26" table:end-x="2.496cm" table:end-y="0.426cm" draw:z-index="0" draw:style-name="gr1" svg:width="10.598cm" svg:height="7.014cm" svg:x="1.925cm" svg:y="0.186cm">
              <draw:object draw:notify-on-update-of-ranges="Hoja1.B2:Hoja1.B2 Hoja1.B3:Hoja1.B6 Hoja1.F2:Hoja1.F2 Hoja1.F3:Hoja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17:24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arcelo Rodas</meta:initial-creator>
    <meta:creation-date>2008-06-01T21:47:23</meta:creation-date>
    <dc:creator>Marcelo Rodas</dc:creator>
    <dc:date>2008-06-02T17:24:48</dc:date>
    <dc:language>es-PY</dc:language>
    <meta:editing-cycles>22</meta:editing-cycles>
    <meta:editing-duration>PT44M22S</meta:editing-duration>
    <meta:user-defined meta:name="Info 1"/>
    <meta:user-defined meta:name="Info 2"/>
    <meta:user-defined meta:name="Info 3"/>
    <meta:user-defined meta:name="Info 4"/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9" style:family="chart">
      <style:chart-properties chart:symbol-type="none"/>
      <style:graphic-properties svg:stroke-width="0.05cm" svg:stroke-color="#993366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0.599cm" svg:height="7.015cm" chart:class="chart:scatter" chart:style-name="ch1">
        <chart:title svg:x="1.679cm" svg:y="0.141cm" chart:style-name="ch2">
          <text:p>Resultados Algoritmo Secuencial</text:p>
        </chart:title>
        <chart:legend chart:legend-position="end" svg:x="8.411cm" svg:y="2.78cm" chart:style-name="ch3"/>
        <chart:plot-area chart:style-name="ch4" table:cell-range-address="Hoja1.B2:Hoja1.B6 Hoja1.F2:Hoja1.F6" chart:data-source-has-labels="row" svg:x="-0.476cm" svg:y="0.938cm" svg:width="8.966cm" svg:height="5.935cm">
          <chart:axis chart:dimension="x" chart:name="primary-x" chart:style-name="ch5">
            <chart:title svg:x="3.551cm" svg:y="6.515cm" chart:style-name="ch6">
              <text:p>Tamaño de matriz (N)</text:p>
            </chart:title>
            <chart:grid chart:class="major"/>
          </chart:axis>
          <chart:axis chart:dimension="y" chart:name="primary-y" chart:style-name="ch7">
            <chart:title svg:x="0.001cm" svg:y="4.349cm" chart:style-name="ch8">
              <text:p>Tiempo (mseg)</text:p>
            </chart:title>
            <chart:grid chart:class="major"/>
          </chart:axis>
          <chart:series chart:style-name="ch9" chart:values-cell-range-address="Hoja1.F3:Hoja1.F6" chart:label-cell-address="Hoja1.F2:Hoja1.F2" chart:class="chart:scatter">
            <chart:domain table:cell-range-address="Hoja1.B3:Hoja1.B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romedio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00">
                <text:p>40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800">
                <text:p>800</text:p>
              </table:table-cell>
              <table:table-cell office:value-type="float" office:value="11482.6666666667">
                <text:p>11482.6666666667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600">
                <text:p>1600</text:p>
              </table:table-cell>
              <table:table-cell office:value-type="float" office:value="110126">
                <text:p>110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